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Black" svg:font-family="'Source Code Pro Black'" style:font-adornments="검게" style:font-pitch="fixed"/>
    <style:font-face style:name="Verdana2" svg:font-family="Verdana" style:font-adornments="굵게" style:font-pitch="variable"/>
    <style:font-face style:name="Verdana1" svg:font-family="Verdana" style:font-adornments="보통"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adornments="굵게" style:font-family-generic="swiss" style:font-pitch="variable"/>
    <style:font-face style:name="Verdana" svg:font-family="Verdana" style:font-adornments="보통" style:font-family-generic="swiss" style:font-pitch="variable"/>
    <style:font-face style:name="나눔고딕" svg:font-family="나눔고딕"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book</text:h>
      <text:p text:style-name="Text_20_body"><text:span text:style-name="Emphasis">C-c i</text:span> ein:inspect-object</text:p>
      <text:p text:style-name="Text_20_body"><text:span text:style-name="Emphasis">C-c '</text:span> ein:edit-cell-contents</text:p>
      <text:p text:style-name="설명">Edit the contents of the current cell in a buffer using an appropriate language major mode. Functionality is very similar to ‘org-edit-special’.</text:p>
      <text:p text:style-name="Text_20_body"><text:span text:style-name="Emphasis">C-c S</text:span> ein:worksheet-toggle-slideshow-view</text:p>
      <text:p text:style-name="설명">Changes the display of slideshow metadata in the current worksheet.</text:p>
      <text:p text:style-name="Text_20_body"><text:span text:style-name="Emphasis">C-c C-c</text:span> ein:worksheet-execute-cell</text:p>
      <text:p text:style-name="설명">Execute code type CELL.</text:p>
      <text:p text:style-name="Text_20_body"><text:span text:style-name="Emphasis">C-c C-'</text:span> ein:worksheet-turn-on-autoexec</text:p>
      <text:p text:style-name="설명">Turn on auto-execution flag of the cells in region or cell at point. When the prefix argument is given, turn off the flag instead. To use autoexec feature, you need to turn on auto-execution mode in connected buffers, using the ‘ein:connect-toggle-autoexec’ command.</text:p>
      <text:p text:style-name="Text_20_body"><text:span text:style-name="Emphasis">C-c C-e</text:span> ein:worksheet-toggle-output</text:p>
      <text:p text:style-name="설명">Toggle the visibility of the output of the cell at point. This does not alter the actual data stored in the cell.</text:p>
      <text:p text:style-name="Text_20_body"><text:span text:style-name="Emphasis">C-c C-v</text:span> ein:worksheet-set-output-visibility-all</text:p>
      <text:p text:style-name="설명">Show all cell output. When prefix is given, hide all cell output.</text:p>
      <text:p text:style-name="Text_20_body"><text:span text:style-name="Emphasis">C-c C-l</text:span> ein:worksheet-clear-output</text:p>
      <text:p text:style-name="설명">Clear output from the current cell at point. Do not clear input prompt when the prefix argument is given.</text:p>
      <text:p text:style-name="Text_20_body"><text:span text:style-name="Emphasis">C-c C-S-l</text:span> ein:worksheet-clear-all-output</text:p>
      <text:p text:style-name="설명">Clear output from all cells. Do not clear input prompts when the prefix argument is given.</text:p>
      <text:p text:style-name="Text_20_body"><text:span text:style-name="Emphasis">C-c C-;</text:span> ein:shared-output-show-code-cell-at-point</text:p>
      <text:p text:style-name="설명">Show code cell at point in shared-output buffer. It is useful when the output of the cell at point is truncated. See also ‘ein:cell-max-num-outputs’.</text:p>
      <text:p text:style-name="Text_20_body"><text:span text:style-name="Emphasis">C-c C-k</text:span> ein:worksheet-kill-cell</text:p>
      <text:p text:style-name="설명">Kill (“cut”) the cell at point or cells in region. Note that the kill-ring for cells is not shared with the default kill-ring of Emacs (kill-ring for texts).</text:p>
      <text:p text:style-name="Text_20_body"><text:span text:style-name="Emphasis">C-c M-w</text:span> ein:worksheet-copy-cell</text:p>
      <text:p text:style-name="설명">Copy the cell at point. (Put the current cell into the kill-ring.)</text:p>
      <text:p text:style-name="Text_20_body"><text:span text:style-name="Emphasis">C-c M-{</text:span> ein:notebook-worksheet-move-prev</text:p>
      <text:p text:style-name="설명">Switch the current worksheet with the previous one.</text:p>
      <text:p text:style-name="Text_20_body"><text:span text:style-name="Emphasis">C-c M-}</text:span> ein:notebook-worksheet-move-next</text:p>
      <text:p text:style-name="설명">Switch the current worksheet with the previous one.</text:p>
      <text:p text:style-name="Text_20_body"><text:span text:style-name="Emphasis">C-c M-+</text:span> ein:notebook-worksheet-insert-prev</text:p>
      <text:p text:style-name="설명">Insert a new worksheet before this worksheet and open it. See also ‘ein:notebook-worksheet-insert-next’.</text:p>
      <text:p text:style-name="Text_20_body"><text:span text:style-name="Emphasis">C-c C-w</text:span> ein:worksheet-copy-cell</text:p>
      <text:p text:style-name="설명">Copy the cell at point. (Put the current cell into the kill-ring.)</text:p>
      <text:p text:style-name="Text_20_body"><text:span text:style-name="Emphasis">C-c C-y</text:span> ein:worksheet-yank-cell</text:p>
      <text:p text:style-name="설명">Insert (“paste”) the latest killed cell. Prefixes are act same as the normal ‘yank’ command.</text:p>
      <text:p text:style-name="Text_20_body"><text:span text:style-name="Emphasis">C-c C-a</text:span> ein:worksheet-insert-cell-above</text:p>
      <text:p text:style-name="설명">Insert cell above. Insert markdown cell instead of code cell when the prefix argument is given. See also: ‘ein:worksheet-insert-cell-below’.</text:p>
      <text:p text:style-name="Text_20_body"><text:span text:style-name="Emphasis">C-c C-b</text:span> ein:worksheet-insert-cell-below</text:p>
      <text:p text:style-name="설명">Insert cell below. Insert markdown cell instead of code cell when the prefix argument is given.</text:p>
      <text:p text:style-name="Text_20_body"><text:span text:style-name="Emphasis">C-c C-t</text:span> ein:worksheet-toggle-cell-type</text:p>
      <text:p text:style-name="설명"><text:soft-page-break/>Toggle the cell type of the cell at point. Use ‘ein:worksheet-change-cell-type’ to change the cell type directly.</text:p>
      <text:p text:style-name="Text_20_body"><text:span text:style-name="Emphasis">C-c C-d</text:span> ein:worksheet-toggle-slide-type</text:p>
      <text:p text:style-name="설명">Toggle the slide metadata of the cell at point. Available slide settings are: [slide, subslide, fragment, skip, notes, - (none)].</text:p>
      <text:p text:style-name="Text_20_body"><text:span text:style-name="Emphasis">C-c C-u</text:span> ein:worksheet-change-cell-type</text:p>
      <text:p text:style-name="설명">Change the cell type of the current cell. Prompt will appear in the minibuffer.</text:p>
      <text:p text:style-name="Text_20_body"><text:span text:style-name="Emphasis">C-c C-s</text:span> ein:worksheet-split-cell-at-point</text:p>
      <text:p text:style-name="설명">Split cell at current position. Newlines at the splitting point will be removed. This can be omitted by giving a prefix argument (C-u).</text:p>
      <text:p text:style-name="Text_20_body"><text:span text:style-name="Emphasis">C-c C-m</text:span> ein:worksheet-merge-cell</text:p>
      <text:p text:style-name="설명">Merge previous cell into current cell. If prefix is given, merge current cell into next cell.</text:p>
      <text:p text:style-name="Text_20_body"><text:span text:style-name="Emphasis">C-c C-n</text:span> ein:worksheet-goto-next-input</text:p>
      <text:p text:style-name="Text_20_body"><text:span text:style-name="Emphasis">C-c C-p</text:span> ein:worksheet-goto-prev-input</text:p>
      <text:p text:style-name="Text_20_body"><text:span text:style-name="Emphasis">C-c &lt;up&gt;</text:span> ein:worksheet-move-cell-up</text:p>
      <text:p text:style-name="Text_20_body"><text:span text:style-name="Emphasis">C-c &lt;down&gt;</text:span> ein:worksheet-move-cell-down</text:p>
      <text:p text:style-name="Text_20_body"><text:span text:style-name="Emphasis">C-c C-f</text:span> ein:pytools-request-tooltip-or-help</text:p>
      <text:p text:style-name="설명">Show the help for the object at point using tooltip. When the prefix argument ‘‘C-u‘‘ is given, open the help in the pager buffer. You can explicitly specify the object by selecting it.</text:p>
      <text:p text:style-name="Text_20_body"><text:span text:style-name="Emphasis">C-c C-i</text:span> ein:completer-complete</text:p>
      <text:p text:style-name="설명">Start completion for the code at point.</text:p>
      <text:p text:style-name="Text_20_body"><text:span text:style-name="Emphasis">C-c C-x</text:span> ein:tb-show</text:p>
      <text:p text:style-name="설명">Show full traceback in traceback viewer.</text:p>
      <text:p text:style-name="Text_20_body"><text:span text:style-name="Emphasis">C-c C-r</text:span> ein:notebook-restart-kernel-command</text:p>
      <text:p text:style-name="설명">Send request to the server to restart kernel.</text:p>
      <text:p text:style-name="Text_20_body"><text:span text:style-name="Emphasis">C-c C-z</text:span> ein:notebook-kernel-interrupt-command</text:p>
      <text:p text:style-name="설명">Interrupt the kernel. This is equivalent to do ‘‘C-c‘‘ in the console program.</text:p>
      <text:p text:style-name="Text_20_body"><text:span text:style-name="Emphasis">C-c C-q</text:span> ein:notebook-kill-kernel-then-close-command</text:p>
      <text:p text:style-name="설명">Kill kernel and then kill notebook buffer. To close notebook without killing kernel, just close the buffer as usual.</text:p>
      <text:p text:style-name="Text_20_body"><text:span text:style-name="Emphasis">C-c C-#</text:span> ein:notebook-close</text:p>
      <text:p text:style-name="설명">Close NOTEBOOK and kill its buffer.</text:p>
      <text:p text:style-name="Text_20_body"><text:span text:style-name="Emphasis">C-c C-o</text:span> ein:console-open</text:p>
      <text:p text:style-name="설명">Open IPython console. To use this function, ‘ein:console-security-dir’ and ‘ein:console-args’ must be set properly. This function works best with the new python.el which is shipped with Emacs 24.2 or later. If you don’t have it, this function opens a “plain” command line interpreter (comint) buffer where you cannot use fancy stuff such as TAB completion. It should be possible to support python-mode.el. Patches are welcome!</text:p>
      <text:p text:style-name="Text_20_body"><text:span text:style-name="Emphasis">C-c C-.</text:span> ein:pytools-jump-to-source-command</text:p>
      <text:p text:style-name="설명">Jump to the source code of the object at point. When the prefix argument ‘‘C-u‘‘ is given, open the source code in the other window. You can explicitly specify the object by selecting it.</text:p>
      <text:p text:style-name="Text_20_body"><text:span text:style-name="Emphasis">C-c C-,</text:span> ein:pytools-jump-back-command</text:p>
      <text:p text:style-name="설명">Go back to the point where ‘ein:pytools-jump-to-source-command’ is executed last time. When the prefix argument ‘‘C-u‘‘ is given, open the last point in the other window.</text:p>
      <text:p text:style-name="Text_20_body"><text:span text:style-name="Emphasis">C-c C-/</text:span> ein:notebook-scratchsheet-open</text:p>
      <text:p text:style-name="설명">Open “scratch sheet”. Open a new one when prefix argument is given. Scratch sheet is almost identical to worksheet. However, EIN will not save the buffer. Use this buffer like of normal IPython console. Note that you can always copy cells into the normal worksheet to save result.</text:p>
      <text:p text:style-name="Text_20_body"><text:span text:style-name="Emphasis">C-c !</text:span> ein:worksheet-rename-sheet</text:p>
      <text:p text:style-name="설명"><text:soft-page-break/>Change worksheet name (not notebook name).</text:p>
      <text:p text:style-name="Text_20_body"><text:span text:style-name="Emphasis">C-c {</text:span> ein:notebook-worksheet-open-prev-or-last</text:p>
      <text:p text:style-name="설명">Open previous or last worksheet. See also ‘ein:notebook-worksheet-open-next-or-first’ and ‘ein:notebook-worksheet-open-prev’.</text:p>
      <text:p text:style-name="Text_20_body"><text:span text:style-name="Emphasis">C-c }</text:span> ein:notebook-worksheet-open-next-or-first</text:p>
      <text:p text:style-name="설명">Open next or first worksheet.</text:p>
      <text:p text:style-name="Text_20_body"><text:span text:style-name="Emphasis">C-c +</text:span> ein:notebook-worksheet-insert-next</text:p>
      <text:p text:style-name="설명">Insert a new worksheet after this worksheet and open it. See also ‘ein:notebook-worksheet-insert-prev’.</text:p>
      <text:p text:style-name="Text_20_body"><text:span text:style-name="Emphasis">C-c -</text:span> ein:notebook-worksheet-delete</text:p>
      <text:p text:style-name="설명">Delete the current worksheet. When used as a lisp function, delete worksheet WS from NOTEBOOk.</text:p>
      <text:p text:style-name="Text_20_body"><text:span text:style-name="Emphasis">C-c 1</text:span> ein:notebook-worksheet-open-1th</text:p>
      <text:p text:style-name="설명">Open 1-th worksheet.</text:p>
      <text:p text:style-name="Text_20_body"><text:span text:style-name="Emphasis">C-c 2</text:span> ein:notebook-worksheet-open-2th</text:p>
      <text:p text:style-name="설명">Open 2-th worksheet.</text:p>
      <text:p text:style-name="Text_20_body"><text:span text:style-name="Emphasis">C-c 9</text:span> ein:notebook-worksheet-open-last</text:p>
      <text:p text:style-name="설명">Open the last worksheet.</text:p>
      <text:p text:style-name="Text_20_body"><text:span text:style-name="Emphasis">M-RET</text:span> ein:worksheet-execute-cell-and-goto-next</text:p>
      <text:p text:style-name="설명">Execute cell at point if it is a code cell and move to the next cell, or insert if none.</text:p>
      <text:p text:style-name="Text_20_body"><text:span text:style-name="Emphasis">M-.</text:span> ein:pytools-jump-to-source-command</text:p>
      <text:p text:style-name="설명">Jump to the source code of the object at point. When the prefix argument ‘‘C-u‘‘ is given, open the source code in the other window. You can explicitly specify the object by selecting it.</text:p>
      <text:p text:style-name="Text_20_body"><text:span text:style-name="Emphasis">M-,</text:span> ein:pytools-jump-back-command</text:p>
      <text:p text:style-name="설명">Go back to the point where ‘ein:pytools-jump-to-source-command’ is executed last time. When the prefix argument ‘‘C-u‘‘ is given, open the last point in the other window.</text:p>
      <text:p text:style-name="Text_20_body"><text:span text:style-name="Emphasis">M-p</text:span> ein:worksheet-previous-input-history</text:p>
      <text:p text:style-name="설명">Insert the previous input in the execution history. You can go back further in the history by repeating this command. Use ‘ein:worksheet-next-input-history’ to go forward in the history.</text:p>
      <text:p text:style-name="Text_20_body"><text:span text:style-name="Emphasis">M-n</text:span> ein:worksheet-next-input-history</text:p>
      <text:p text:style-name="설명">Insert next input in the execution history. You can go forward further in the history by repeating this command. Use ‘ein:worksheet-previous-input-history’ to go back in the history.</text:p>
      <text:p text:style-name="Text_20_body"><text:span text:style-name="Emphasis">&lt;M-S-return&gt;</text:span> ein:worksheet-execute-cell-and-insert-below</text:p>
      <text:p text:style-name="설명">Execute cell at point if it is a code cell and insert a cell bellow.</text:p>
      <text:p text:style-name="Text_20_body"><text:span text:style-name="Emphasis">&lt;C-up&gt;</text:span> ein:worksheet-goto-prev-input</text:p>
      <text:p text:style-name="Text_20_body"><text:span text:style-name="Emphasis">&lt;C-down&gt;</text:span> ein:worksheet-goto-next-input</text:p>
      <text:p text:style-name="Text_20_body"><text:span text:style-name="Emphasis">&lt;M-up&gt;</text:span> ein:worksheet-move-cell-up</text:p>
      <text:p text:style-name="Text_20_body"><text:span text:style-name="Emphasis">&lt;M-down&gt;</text:span> ein:worksheet-move-cell-down</text:p>
      <text:p text:style-name="Text_20_body"><text:span text:style-name="Emphasis">C-:</text:span> ein:shared-output-eval-string</text:p>
      <text:p text:style-name="설명">Evaluate a piece of code. Prompt will appear asking the code to run. This is handy when you want to execute something quickly without making a cell. If the code outputs something, it will go to the shared output buffer. You can open the buffer by the command ‘ein:shared-output-pop-to-buffer’.</text:p>
      <text:p text:style-name="Text_20_body"><text:span text:style-name="Emphasis">C-x C-s</text:span> ein:notebook-save-notebook-command</text:p>
      <text:p text:style-name="설명">Save the notebook.</text:p>
      <text:p text:style-name="Text_20_body"><text:span text:style-name="Emphasis">C-x C-w</text:span> ein:notebook-rename-command</text:p>
      <text:p text:style-name="설명">Rename current notebook and save it immediately.</text:p>
      <text:p text:style-name="Text_20_body"><text:span text:style-name="Emphasis">function</text:span> (ein:worksheet-execute-all-cell ws)</text:p>
      <text:p text:style-name="설명">Execute all cells in the current worksheet buffer.</text:p>
      <text:p text:style-name="Text_20_body"><text:soft-page-break/><text:span text:style-name="Emphasis">function</text:span> (ein:worksheet-delete-cell ws cell &amp;optional focus)</text:p>
      <text:p text:style-name="설명">Delete a cell. (WARNING: no undo!) This command has no key binding because there is no way to undo deletion. Use kill to play on the safe side.</text:p>
      <text:p text:style-name="Text_20_body"><text:span text:style-name="Emphasis">function</text:span> (ein:junk-rename name)</text:p>
      <text:p text:style-name="설명">Rename the current notebook based on ‘ein:junk-notebook-name-template’ and save it immediately.</text:p>
      <text:p text:style-name="Text_20_body"><text:span text:style-name="Emphasis">function</text:span> ein:notebook-kill-all-buffers</text:p>
      <text:p text:style-name="설명">Close all opened notebooks.</text:p>
      <text:p text:style-name="Text_20_body"><text:span text:style-name="Emphasis">function</text:span> (ein:iexec-mode &amp;optional arg)</text:p>
      <text:p text:style-name="설명">Instant cell execution minor mode. Code cell at point will be automatically executed after any change in its input area.</text:p>
      <text:p text:style-name="Text_20_body"><text:span text:style-name="Emphasis">function</text:span> (ein:notebook-create-checkpoint notebook)</text:p>
      <text:p text:style-name="설명">Create checkpoint for current notebook based on most recent save.</text:p>
      <text:p text:style-name="Text_20_body"><text:span text:style-name="Emphasis">function</text:span> (ein:notebook-restore-to-checkpoint notebook checkpoint)</text:p>
      <text:p text:style-name="설명">Restore notebook to previous checkpoint saved on the Jupyter server. Note that if there are multiple checkpoints the user will be prompted on which one to use.</text:p>
      <text:p text:style-name="Text_20_body"><text:span text:style-name="Emphasis">function</text:span> (ein:notebook-enable-autosaves notebook)</text:p>
      <text:p text:style-name="설명">Enable automatic, periodic saving for notebook.</text:p>
      <text:p text:style-name="Text_20_body"><text:span text:style-name="Emphasis">function</text:span> (ein:notebook-disable-autosaves notebook)</text:p>
      <text:p text:style-name="설명">Disable automatic, periodic saving for current notebook.</text:p>
      <text:h text:style-name="Heading_20_1" text:outline-level="1">Advanced Editing</text:h>
      <text:p text:style-name="Text_20_body"><text:span text:style-name="Emphasis">C-c '</text:span> ein:edit-cell-exit</text:p>
      <text:p text:style-name="설명">Close the EIN source edit buffer, saving contents back to the original notebook cell, unless being called via ‘ein:edit-cell-abort’.</text:p>
      <text:p text:style-name="Text_20_body"><text:span text:style-name="Emphasis">C-c C-k</text:span> ein:edit-cell-abort</text:p>
      <text:p text:style-name="설명">Abort editing the current cell, contents will revert to previous value.</text:p>
      <text:p text:style-name="Text_20_body"><text:span text:style-name="Emphasis">C-c C-c</text:span> ein:edit-cell-save-and-execute</text:p>
      <text:p text:style-name="설명">Save, then execute the countents of the EIN source edit buffer and place results (if any) in output of original notebook cell.</text:p>
      <text:p text:style-name="Text_20_body"><text:span text:style-name="Emphasis">C-c C-x</text:span> ein:edit-cell-view-traceback</text:p>
      <text:p text:style-name="설명">Jump to traceback, if there is one, for current edit.</text:p>
      <text:p text:style-name="Text_20_body"><text:span text:style-name="Emphasis">C-x C-s</text:span> ein:edit-cell-save</text:p>
      <text:p text:style-name="설명">Save contents of EIN source edit buffer back to original notebook cell.</text:p>
      <text:p text:style-name="Text_20_body"><text:span text:style-name="Emphasis">function</text:span> ein:edit-cell-contents</text:p>
      <text:p text:style-name="설명">Edit the contents of the current cell in a buffer using an appropriate language major mode. Functionality is very similar to ‘org-edit-special’.</text:p>
      <text:p text:style-name="Text_20_body"><text:span text:style-name="Emphasis">function</text:span> ein:edit-cell-exit</text:p>
      <text:p text:style-name="설명">Close the EIN source edit buffer, saving contents back to the original notebook cell, unless being called via ‘ein:edit-cell-abort’.</text:p>
      <text:p text:style-name="Text_20_body"><text:span text:style-name="Emphasis">function</text:span> ein:edit-cell-abort</text:p>
      <text:p text:style-name="설명">Abort editing the current cell, contents will revert to previous value.</text:p>
      <text:p text:style-name="Text_20_body"><text:span text:style-name="Emphasis">function</text:span> ein:edit-cell-save</text:p>
      <text:p text:style-name="설명">Save contents of EIN source edit buffer back to original notebook cell.</text:p>
      <text:p text:style-name="Text_20_body"><text:span text:style-name="Emphasis">function</text:span> ein:edit-cell-save-and-execute</text:p>
      <text:p text:style-name="설명">Save, then execute the countents of the EIN source edit buffer and place results (if any) in output of original notebook c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Black" svg:font-family="'Source Code Pro Black'" style:font-adornments="검게" style:font-pitch="fixed"/>
    <style:font-face style:name="Verdana2" svg:font-family="Verdana" style:font-adornments="굵게" style:font-pitch="variable"/>
    <style:font-face style:name="Verdana1" svg:font-family="Verdana" style:font-adornments="보통"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adornments="굵게" style:font-family-generic="swiss" style:font-pitch="variable"/>
    <style:font-face style:name="Verdana" svg:font-family="Verdana" style:font-adornments="보통" style:font-family-generic="swiss"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나눔고딕" style:font-size-asian="10.5pt" style:language-asian="ko" style:country-asian="KR" style:font-name-complex="나눔고딕"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나눔고딕" style:font-size-asian="10.5pt" style:language-asian="ko" style:country-asian="KR" style:font-name-complex="나눔고딕"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autospace="none"/>
      <style:text-properties style:font-name="Verdana" fo:font-family="Verdana" style:font-style-name="보통" style:font-family-generic="swiss" style:font-pitch="variable"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나눔고딕" style:font-family-complex="나눔고딕"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writing-mode="page"/>
      <style:text-properties style:font-name="Verdana1" fo:font-family="Verdana" style:font-style-name="보통" style:font-pitch="variable" fo:font-size="9pt" style:font-size-asian="9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style:writing-mode="page"/>
      <style:text-properties style:font-name="Verdana2" fo:font-family="Verdana" style:font-style-name="굵게"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oto Sans" fo:font-family="'Noto Sans'" style:font-style-name="굵게"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Noto Sans" fo:font-family="'Noto Sans'" style:font-style-name="굵게" style:font-family-generic="swiss" style:font-pitch="variable" fo:font-size="14pt" fo:font-weight="bold" style:font-size-asian="14pt" style:font-weight-asian="bold" style:font-size-complex="14pt" style:font-weight-complex="bold"/>
    </style:style>
    <style:style style:name="설명" style:family="paragraph" style:parent-style-name="Text_20_body" style:class="html">
      <style:paragraph-properties fo:margin-left="0.9cm" fo:margin-right="0cm" fo:text-indent="0cm" style:auto-text-indent="false" style:writing-mode="page"/>
      <style:text-properties style:font-name="Verdana1" fo:font-family="Verdana" style:font-style-name="보통" style:font-pitch="variable" fo:font-size="8pt" style:font-size-asian="8pt"/>
    </style:style>
    <style:style style:name="Emphasis" style:family="text">
      <style:text-properties style:font-name="Source Code Pro Black" fo:font-family="'Source Code Pro Black'" style:font-style-name="검게" style:font-pitch="fixed" fo:font-size="9pt" fo:font-style="normal" fo:font-weight="900" style:font-size-asian="10.5pt"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8:44:09.757196288</meta:creation-date>
    <dc:title>MyDefault</dc:title>
    <meta:editing-duration>PT4S</meta:editing-duration>
    <meta:editing-cycles>2</meta:editing-cycles>
    <meta:generator>LibreOffice/5.2.7.2$Linux_X86_64 LibreOffice_project/20m0$Build-2</meta:generator>
    <meta:initial-creator>purple</meta:initial-creator>
    <dc:date>2017-12-29T19:17:47.394556495</dc:date>
    <dc:creator>purple</dc:creator>
    <meta:document-statistic meta:table-count="0" meta:image-count="0" meta:object-count="0" meta:page-count="4" meta:paragraph-count="151" meta:word-count="1434" meta:character-count="10446" meta:non-whitespace-character-count="9163"/>
    <meta:template xlink:type="simple" xlink:actuate="onRequest" xlink:title="MyDefault" xlink:href="../../../../.config/libreoffice/4/user/template/MyDefault.ott" meta:date="2017-12-29T18:44:09.491485192"/>
  </office:meta>
</office:document-meta>
</file>